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F0000007F69B14B2709C07252.png" manifest:media-type="image/png"/>
  <manifest:file-entry manifest:full-path="Pictures/100037D900000E9300000BAE542F6F6F001A0D2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632cm" fo:min-width="4.842cm" fo:padding-top="0.151cm" fo:padding-bottom="0.151cm" fo:padding-left="0.276cm" fo:padding-right="0.276cm" fo:wrap-option="no-wrap"/>
      <style:paragraph-properties style:writing-mode="lr-tb"/>
    </style:style>
    <style:style style:name="gr3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349cm" fo:min-width="4.969cm" fo:padding-top="0.151cm" fo:padding-bottom="0.151cm" fo:padding-left="0.276cm" fo:padding-right="0.276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Times New Roman1" fo:font-size="18pt" style:font-size-asian="18pt" style:font-size-complex="18pt"/>
    </style:style>
    <style:style style:name="P2" style:family="paragraph">
      <style:paragraph-properties fo:text-align="center" style:writing-mode="lr-tb"/>
      <style:text-properties style:font-name="Times New Roman1" fo:font-size="18pt" style:font-size-asian="18pt" style:font-size-complex="18pt"/>
    </style:style>
    <style:style style:name="P3" style:family="paragraph">
      <loext:graphic-properties draw:fill-color="#ffffff"/>
      <style:paragraph-properties fo:text-align="center" style:writing-mode="lr-tb"/>
      <style:text-properties style:font-name="Times New Roman1" fo:font-size="18pt" style:font-size-asian="18pt" style:font-size-complex="18pt"/>
    </style:style>
    <style:style style:name="T1" style:family="text">
      <style:text-properties style:font-name="Times New Roman1" fo:font-size="18pt" style:font-size-asian="18pt" style:font-size-complex="18pt"/>
    </style:style>
    <style:style style:name="T2" style:family="text">
      <style:text-properties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55cm" svg:height="4.532cm" svg:x="7.979cm" svg:y="3.264cm">
          <draw:image xlink:href="Pictures/100037D900000E9300000BAE542F6F6F001A0D27.svg" xlink:type="simple" xlink:show="embed" xlink:actuate="onLoad" loext:mime-type="image/svg+xml">
            <text:p/>
          </draw:image>
          <draw:image xlink:href="Pictures/100002010000009F0000007F69B14B2709C07252.png" xlink:type="simple" xlink:show="embed" xlink:actuate="onLoad" loext:mime-type="image/png"/>
        </draw:frame>
        <draw:frame draw:style-name="gr1" draw:text-style-name="P1" draw:layer="layout" svg:width="5.655cm" svg:height="4.532cm" svg:x="29.284cm" svg:y="3.342cm">
          <draw:image xlink:href="Pictures/100037D900000E9300000BAE542F6F6F001A0D27.svg" xlink:type="simple" xlink:show="embed" xlink:actuate="onLoad" loext:mime-type="image/svg+xml">
            <text:p/>
          </draw:image>
          <draw:image xlink:href="Pictures/100002010000009F0000007F69B14B2709C07252.png" xlink:type="simple" xlink:show="embed" xlink:actuate="onLoad" loext:mime-type="image/png"/>
        </draw:frame>
        <draw:custom-shape draw:style-name="gr2" draw:text-style-name="P3" draw:layer="layout" svg:width="5.394cm" svg:height="1.934cm" svg:x="3.091cm" svg:y="2.863cm">
          <text:p text:style-name="P2"><text:span text:style-name="T1">Endocrino </text:span><text:span text:style-name="T2">(20 min)</text:span></text:p>
          <text:p text:style-name="P2"><text:span text:style-name="T1">Dermato </text:span><text:span text:style-name="T2">(40 min)</text:span></text:p>
          <draw:enhanced-geometry svg:viewBox="0 0 21600 21600" draw:mirror-horizontal="true" draw:mirror-vertical="false" draw:type="line-callout-2" draw:modifiers="-6510.02780352178 17693.023255814 -4920.83748753739 6240 -992.91936978684 6184.186046511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5.521cm" svg:height="1.651cm" svg:x="25.567cm" svg:y="0.43cm">
          <text:p text:style-name="P2"><text:span text:style-name="T1">Ophthalmo </text:span><text:span text:style-name="T2">(15 min)</text:span></text:p>
          <draw:enhanced-geometry svg:viewBox="0 0 21600 21600" draw:mirror-horizontal="true" draw:mirror-vertical="false" draw:type="line-callout-2" draw:modifiers="-4744.80260775082 50404.3583535109 -3574.87537387836 8093.46246973366 -973.994929373415 7256.6585956416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frame draw:style-name="gr1" draw:text-style-name="P1" draw:layer="layout" svg:width="5.655cm" svg:height="4.532cm" svg:x="16.445cm" svg:y="1.925cm">
          <draw:image xlink:href="Pictures/100037D900000E9300000BAE542F6F6F001A0D27.svg" xlink:type="simple" xlink:show="embed" xlink:actuate="onLoad" loext:mime-type="image/svg+xml">
            <text:p/>
          </draw:image>
          <draw:image xlink:href="Pictures/100002010000009F0000007F69B14B2709C07252.png" xlink:type="simple" xlink:show="embed" xlink:actuate="onLoad" loext:mime-type="image/png"/>
        </draw:frame>
        <draw:custom-shape draw:style-name="gr2" draw:text-style-name="P3" draw:layer="layout" svg:width="5.394cm" svg:height="1.934cm" svg:x="11.557cm" svg:y="1.524cm">
          <text:p text:style-name="P2"><text:span text:style-name="T1">Endocrino </text:span><text:span text:style-name="T2">(20 min)</text:span></text:p>
          <text:p text:style-name="P2"><text:span text:style-name="T1">Dermato </text:span><text:span text:style-name="T2">(40 min)</text:span></text:p>
          <draw:enhanced-geometry svg:viewBox="0 0 21600 21600" draw:mirror-horizontal="true" draw:mirror-vertical="false" draw:type="line-callout-2" draw:modifiers="-6510.02780352178 17693.023255814 -4920.83748753739 6240 -992.91936978684 6184.186046511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9T20:48:28.186912076</meta:creation-date>
    <dc:date>2021-04-28T15:09:42.526964714</dc:date>
    <meta:editing-duration>PT5M24S</meta:editing-duration>
    <meta:editing-cycles>6</meta:editing-cycles>
    <meta:generator>LibreOffice/6.4.7.2$Linux_X86_64 LibreOffice_project/40$Build-2</meta:generator>
    <meta:document-statistic meta:object-count="6"/>
  </office:meta>
</office:document-meta>
</file>